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57B0000004A95DBC9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99ccff" fo:min-height="7.823cm"/>
    </style:style>
    <style:style style:name="gr3" style:family="graphic" style:parent-style-name="standard">
      <style:graphic-properties draw:stroke="solid" draw:fill="solid" fo:min-height="12.089cm"/>
    </style:style>
    <style:style style:name="gr4" style:family="graphic" style:parent-style-name="standard">
      <style:graphic-properties draw:stroke="solid" draw:fill="solid" fo:min-height="15.889cm"/>
    </style:style>
    <style:style style:name="gr5" style:family="graphic" style:parent-style-name="standard">
      <style:graphic-properties draw:stroke="solid" draw:fill="solid" fo:min-height="12.55cm"/>
    </style:style>
    <style:style style:name="gr6" style:family="graphic" style:parent-style-name="standard">
      <style:graphic-properties draw:stroke="solid" draw:fill="solid" fo:min-height="12.75cm"/>
    </style:style>
    <style:style style:name="gr7" style:family="graphic" style:parent-style-name="standard">
      <style:graphic-properties draw:stroke="solid" draw:fill="solid" fo:min-height="15.25cm"/>
    </style:style>
    <style:style style:name="gr8" style:family="graphic" style:parent-style-name="standard">
      <style:graphic-properties draw:stroke="solid" draw:fill="solid" fo:min-height="15.903cm"/>
    </style:style>
    <style:style style:name="gr9" style:family="graphic" style:parent-style-name="standard">
      <style:graphic-properties fo:min-height="11.75cm"/>
    </style:style>
    <style:style style:name="gr10" style:family="graphic" style:parent-style-name="standard">
      <style:graphic-properties fo:min-height="9.75cm"/>
    </style:style>
    <style:style style:name="gr11" style:family="graphic" style:parent-style-name="standard">
      <style:graphic-properties fo:min-height="7.05cm"/>
    </style:style>
    <style:style style:name="gr12" style:family="graphic" style:parent-style-name="standard">
      <style:graphic-properties fo:min-height="6.25cm"/>
    </style:style>
    <style:style style:name="pr1" style:family="presentation" style:parent-style-name="CanonicalTemplateApril2010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7.204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CanonicalTemplateApril2010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754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CanonicalTemplateApril2010-notes">
      <style:graphic-properties draw:stroke="none" draw:fill="none" draw:fill-color="#ffffff" draw:auto-grow-height="true" fo:min-height="11.428cm"/>
    </style:style>
    <style:style style:name="pr4" style:family="presentation" style:parent-style-name="Title1-title">
      <style:graphic-properties fo:min-height="3.254cm"/>
    </style:style>
    <style:style style:name="pr5" style:family="presentation" style:parent-style-name="Title1-outline1">
      <style:graphic-properties fo:min-height="13.61cm"/>
    </style:style>
    <style:style style:name="pr6" style:family="presentation" style:parent-style-name="Title1-notes">
      <style:graphic-properties draw:fill-color="#ffffff" fo:min-height="11.428cm"/>
    </style:style>
    <style:style style:name="pr7" style:family="presentation" style:parent-style-name="Title1-notes">
      <style:graphic-properties draw:fill-color="#ffffff" fo:min-height="11.177cm"/>
    </style:style>
    <style:style style:name="pr8" style:family="presentation" style:parent-style-name="Title1-notes">
      <style:graphic-properties draw:stroke="none" draw:fill="none" draw:fill-color="#ffffff" draw:auto-grow-height="true" fo:min-height="11.428cm"/>
    </style:style>
    <style:style style:name="pr9" style:family="presentation" style:parent-style-name="Title1-title">
      <style:graphic-properties draw:auto-grow-height="true" fo:min-height="3.505cm"/>
    </style:style>
    <style:style style:name="pr10" style:family="presentation" style:parent-style-name="Title1-notes">
      <style:graphic-properties draw:fill-color="#ffffff" draw:auto-grow-height="true" fo:min-height="11.428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color="#333333" fo:font-family="FreeSans" style:font-family-generic="swiss" style:font-pitch="variable"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color="#333333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333333" fo:font-family="FreeSans" style:font-family-generic="swiss" style:font-pitch="variable" fo:font-size="66pt" fo:language="en" fo:country="GB" fo:font-weight="normal" style:font-family-asian="Arial" style:font-pitch-asian="variable" style:font-size-asian="66pt" style:font-weight-asian="normal" style:font-family-complex="Arial" style:font-pitch-complex="variable" style:font-size-complex="66pt" style:font-weight-complex="normal"/>
    </style:style>
    <style:style style:name="T2" style:family="text">
      <style:text-properties fo:color="#333333" fo:font-size="35pt" fo:language="en" fo:country="GB" style:font-size-asian="35pt" style:font-size-complex="35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b84747" fo:font-size="24pt" style:font-size-asian="24pt" style:font-size-complex="24pt"/>
    </style:style>
    <style:style style:name="T6" style:family="text">
      <style:text-properties fo:color="#0000ff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80"/>
    </style:style>
    <style:style style:name="T12" style:family="text">
      <style:text-properties fo:color="#2300dc" fo:font-size="24pt" style:font-size-asian="24pt" style:font-size-complex="24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7676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75cm"/>
        <style:text-properties fo:font-family="StarSymbol" style:font-charset="x-symbol" fo:color="#333333" fo:font-size="100%"/>
      </text:list-level-style-bullet>
      <text:list-level-style-bullet text:level="2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CanonicalTemplateApril2010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.356cm" svg:height="7.486cm" svg:x="0.77cm" svg:y="2.19cm" presentation:class="title" presentation:user-transformed="true">
          <draw:text-box>
            <text:list text:style-name="L1">
              <text:list-header>
                <text:p text:style-name="P1"><text:span text:style-name="T1">Debugging Linux Kernel by Ftrace</text:span></text:p>
              </text:list-header>
            </text:list>
          </draw:text-box>
        </draw:frame>
        <draw:frame presentation:style-name="pr2" draw:text-style-name="P4" draw:layer="layout" svg:width="24.009cm" svg:height="3.903cm" svg:x="1.99cm" svg:y="13.533cm" presentation:class="outline" presentation:user-transformed="true">
          <draw:text-box>
            <text:list text:style-name="L2">
              <text:list-header>
                <text:p text:style-name="P3"><text:span text:style-name="T2">AceLan Kao</text:span></text:p>
                <text:p text:style-name="P3"><text:span text:style-name="T2">2010/10/17</text:span></text:p>
              </text:list-header>
              <text:list-item>
                <text:p text:style-name="P3"><text:span text:style-name="T2">http://people.ubuntu.com/~acelan/2010-aka-linux/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 presentation:use-footer-name="ftr1">
        <office:forms form:automatic-focus="false" form:apply-design-mode="false"/>
        <draw:frame presentation:style-name="pr4" draw:layer="layout" svg:width="25.197cm" svg:height="3.254cm" svg:x="1.401cm" svg:y="0.957cm" presentation:class="title" presentation:user-transformed="true">
          <draw:text-box>
            <text:p>Ftrace Introduction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Lightweight, flexible function and tracepoint tracer, profiler</text:p>
              </text:list-item>
              <text:list-item>
                <text:p>Useful for data gathering, debugging, and performance tuning</text:p>
              </text:list-item>
              <text:list-item>
                <text:p>In Ubuntu 9.10 and later releases</text:p>
              </text:list-item>
              <text:list-item>
                <text:p>No need for kernel recompile or separate flavour!</text:p>
              </text:list-item>
              <text:list-item>
                <text:p>Documentation/trace/{ftrace.txt,ftrace-design.txt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2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footer-name="ftr1">
        <office:forms form:automatic-focus="false" form:apply-design-mode="false"/>
        <draw:frame presentation:style-name="pr4" draw:layer="layout" svg:width="25.197cm" svg:height="3.254cm" svg:x="1.401cm" svg:y="0.957cm" presentation:class="title" presentation:user-transformed="true">
          <draw:text-box>
            <text:p>Ftrace's trick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Use gprof hooks. Add mcount() call at entry of each kernel function.</text:p>
              </text:list-item>
              <text:list-item>
                <text:p>Require kernel to be compiled with -pg option</text:p>
              </text:list-item>
              <text:list-item>
                <text:p>During compilation the mcount() call-sites are recorded.</text:p>
              </text:list-item>
              <text:list-item>
                <text:p>Convert the mcount() call to a NOP at boot time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3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 presentation:use-footer-name="ftr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The Debugfs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Debugfs officially be mounted at</text:p>
                <text:list>
                  <text:list-item>
                    <text:p>/sys/kernel/debug</text:p>
                    <text:p/>
                  </text:list-item>
                </text:list>
              </text:list-item>
              <text:list-item>
                <text:p>Ftrace</text:p>
                <text:list>
                  <text:list-item>
                    <text:p>/sys/kernel/debug/trac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4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2cm" svg:y="0.957cm" presentation:class="title" presentation:user-transformed="true">
          <draw:text-box>
            <text:p>The Tracing Directory</text:p>
          </draw:text-box>
        </draw:frame>
        <draw:frame draw:style-name="gr2" draw:text-style-name="P5" draw:layer="layout" svg:width="26cm" svg:height="11.427cm" svg:x="1cm" svg:y="6.105cm">
          <draw:text-box>
            <text:p><text:span text:style-name="T4">acelan@acelan-nb /sys/kernel/debug % ls tracing</text:span></text:p>
            <text:p><text:span text:style-name="T5">available_events</text:span><text:span text:style-name="T4"><text:tab/></text:span><text:span text:style-name="T4"><text:tab/></text:span><text:span text:style-name="T4"><text:tab/></text:span><text:span text:style-name="T6">per_cpu</text:span><text:span text:style-name="T4">/</text:span><text:span text:style-name="T4"><text:tab/></text:span><text:span text:style-name="T4"><text:tab/></text:span><text:span text:style-name="T4"><text:tab/></text:span><text:span text:style-name="T4"><text:tab/></text:span><text:span text:style-name="T4">trace_clock</text:span></text:p>
            <text:p><text:span text:style-name="T5">available_filter_functions</text:span><text:span text:style-name="T4"><text:tab/></text:span><text:span text:style-name="T4">printk_formats</text:span><text:span text:style-name="T4"><text:tab/></text:span><text:span text:style-name="T4"><text:tab/></text:span><text:span text:style-name="T5">trace_marker</text:span></text:p>
            <text:p><text:span text:style-name="T5">available_tracers</text:span><text:span text:style-name="T4"><text:tab/></text:span><text:span text:style-name="T4"><text:tab/></text:span><text:span text:style-name="T4"><text:tab/></text:span><text:span text:style-name="T4">README</text:span><text:span text:style-name="T4"><text:tab/></text:span><text:span text:style-name="T4"><text:tab/></text:span><text:span text:style-name="T4"><text:tab/></text:span><text:span text:style-name="T4"><text:tab/></text:span><text:span text:style-name="T5">trace_options</text:span></text:p>
            <text:p><text:span text:style-name="T4">buffer_size_kb</text:span><text:span text:style-name="T4"><text:tab/></text:span><text:span text:style-name="T4"><text:tab/></text:span><text:span text:style-name="T4"><text:tab/></text:span><text:span text:style-name="T4"><text:tab/></text:span><text:span text:style-name="T4">saved_cmdlines</text:span><text:span text:style-name="T4"><text:tab/></text:span><text:span text:style-name="T4"><text:tab/></text:span><text:span text:style-name="T4">trace_pipe</text:span></text:p>
            <text:p><text:span text:style-name="T5">current_tracer</text:span><text:span text:style-name="T4"><text:tab/></text:span><text:span text:style-name="T4"><text:tab/></text:span><text:span text:style-name="T4"><text:tab/></text:span><text:span text:style-name="T4"><text:tab/></text:span><text:span text:style-name="T4">set_event</text:span><text:span text:style-name="T4"><text:tab/></text:span><text:span text:style-name="T4"><text:tab/></text:span><text:span text:style-name="T4"><text:tab/></text:span><text:span text:style-name="T4"><text:tab/></text:span><text:span text:style-name="T6">trace_stat</text:span><text:span text:style-name="T4">/</text:span></text:p>
            <text:p><text:span text:style-name="T4">dyn_ftrace_total_info</text:span><text:span text:style-name="T4"><text:tab/></text:span><text:span text:style-name="T4"><text:tab/></text:span><text:span text:style-name="T5">set_ftrace_filter</text:span><text:span text:style-name="T5"><text:tab/></text:span><text:span text:style-name="T4"><text:tab/></text:span><text:span text:style-name="T4">tracing_cpumask</text:span></text:p>
            <text:p><text:span text:style-name="T6">Events</text:span><text:span text:style-name="T4">/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set_ftrace_notrace</text:span><text:span text:style-name="T4"><text:tab/></text:span><text:span text:style-name="T7">tracing_enabled</text:span></text:p>
            <text:p><text:span text:style-name="T4">Failur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set_ftrace_pid</text:span><text:span text:style-name="T5"><text:tab/></text:span><text:span text:style-name="T4"><text:tab/></text:span><text:span text:style-name="T5">tracing_on</text:span></text:p>
            <text:p><text:span text:style-name="T5">function_profile_enabled</text:span><text:span text:style-name="T4"><text:tab/></text:span><text:span text:style-name="T5">set_graph_function</text:span></text:p>
            <text:p><text:span text:style-name="T6">Options</text:span><text:span text:style-name="T4">/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trace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5" presentation:class="page"/>
          <draw:frame presentation:style-name="pr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Available Tracers(plugins)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available_tracers (Lucid)</text:p>
                <text:list>
                  <text:list-item>
                    <text:p>blk – for blk device</text:p>
                  </text:list-item>
                  <text:list-item>
                    <text:p>function – trace entry of all kernel functions</text:p>
                  </text:list-item>
                  <text:list-item>
                    <text:p>function_graph – trace on both entry and exit of all functions. And provides C style of calling graph</text:p>
                  </text:list-item>
                  <text:list-item>
                    <text:p>mmiotrace – In-kernel memory-mapped I/O tracing</text:p>
                  </text:list-item>
                  <text:list-item>
                    <text:p>sched_switch – context switches and wakeups between tasks</text:p>
                  </text:list-item>
                  <text:list-item>
                    <text:p>nop – trace n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6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The Function Tracer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3" draw:text-style-name="P6" draw:layer="layout" svg:width="27.362cm" svg:height="13.205cm" svg:x="0.138cm" svg:y="4.569cm">
          <draw:text-box>
            <text:p><text:span text:style-name="T8">acelan@acelan-nb /sys/kernel/debug/tracing % sudo su -c "echo function &gt; current_tracer"</text:span></text:p>
            <text:p><text:span text:style-name="T8">acelan@acelan-nb /sys/kernel/debug/tracing % cat trace | head -n 15</text:span></text:p>
            <text:p><text:span text:style-name="T8"># tracer: function</text:span></text:p>
            <text:p><text:span text:style-name="T8">#</text:span></text:p>
            <text:p><text:span text:style-name="T8"># <text:s text:c="10"/>TASK-PID <text:s text:c="3"/>CPU# <text:s text:c="3"/>TIMESTAMP <text:s/>FUNCTION</text:span></text:p>
            <text:p><text:span text:style-name="T8"># <text:s text:c="13"/>| | <text:s text:c="6"/>| <text:s text:c="9"/>| <text:s text:c="8"/>|</text:span></text:p>
            <text:p><text:span text:style-name="T8"><text:s text:c="13"/></text:span><text:span text:style-name="T8">zsh-6345 <text:s/>[001] 18446730808.793822: page_add_file_rmap &lt;-__do_fault</text:span></text:p>
            <text:p><text:span text:style-name="T8"><text:s text:c="13"/></text:span><text:span text:style-name="T8">zsh-6345 <text:s/>[001] 18446730808.793822: native_set_pte_at &lt;-__do_fault</text:span></text:p>
            <text:p><text:span text:style-name="T8"><text:s text:c="13"/></text:span><text:span text:style-name="T8">zsh-6345 <text:s/>[001] 18446730808.793822: unlock_page &lt;-__do_fault</text:span></text:p>
            <text:p><text:span text:style-name="T8"><text:s text:c="13"/></text:span><text:span text:style-name="T8">zsh-6345 <text:s/>[001] 18446730808.793823: page_waitqueue &lt;-unlock_page</text:span></text:p>
            <text:p><text:span text:style-name="T8"><text:s text:c="13"/></text:span><text:span text:style-name="T8">zsh-6345 <text:s/>[001] 18446730808.793823: __wake_up_bit &lt;-unlock_page</text:span></text:p>
            <text:p><text:span text:style-name="T8"><text:s text:c="13"/></text:span><text:span text:style-name="T8">zsh-6345 <text:s/>[001] 18446730808.793823: up_read &lt;-do_page_fault</text:span></text:p>
            <text:p><text:span text:style-name="T8"><text:s text:c="13"/></text:span><text:span text:style-name="T8">zsh-6345 <text:s/>[001] 18446730808.793824: _spin_lock_irqsave &lt;-__up_read</text:span></text:p>
            <text:p><text:span text:style-name="T8"><text:s text:c="13"/></text:span><text:span text:style-name="T8">zsh-6345 <text:s/>[001] 18446730808.793824: _spin_unlock_irqrestore &lt;-__up_read</text:span></text:p>
            <text:p><text:span text:style-name="T8"><text:s text:c="13"/></text:span><text:span text:style-name="T8">zsh-6345 <text:s/>[001] 18446730808.793826: down_read_trylock &lt;-do_page_fault</text:span></text:p>
            <text:p><text:span text:style-name="T8"><text:s text:c="13"/></text:span><text:span text:style-name="T8">zsh-6345 <text:s/>[001] 18446730808.793826: _spin_lock_irqsave &lt;-__down_read_trylock</text:span></text:p>
            <text:p><text:span text:style-name="T8"><text:s text:c="13"/></text:span><text:span text:style-name="T8">zsh-6345 <text:s/>[001] 18446730808.793826: _spin_unlock_irqrestore &lt;-__down_read_trylock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7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 presentation:user-transformed="true">
          <draw:text-box>
            <text:p>Ftrace Filter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4" draw:text-style-name="P7" draw:layer="layout" svg:width="27.034cm" svg:height="16.344cm" svg:x="0.466cm" svg:y="3.759cm">
          <draw:text-box>
            <text:p><text:span text:style-name="T9">acelan@acelan-nb /sys/kernel/debug/tracing % cat available_filter_functions | head -n 5</text:span></text:p>
            <text:p><text:span text:style-name="T9">hypercall_page</text:span></text:p>
            <text:p><text:span text:style-name="T9">do_one_initcall</text:span></text:p>
            <text:p><text:span text:style-name="T9">run_init_process</text:span></text:p>
            <text:p><text:span text:style-name="T9">init_post</text:span></text:p>
            <text:p><text:span text:style-name="T9">name_to_dev_t</text:span></text:p>
            <text:p><text:span text:style-name="T9">acelan@acelan-nb /sys/kernel/debug/tracing % cat available_filter_functions | wc -l</text:span></text:p>
            <text:p><text:span text:style-name="T9">28296</text:span></text:p>
            <text:p><text:span text:style-name="T9">acelan@acelan-nb /sys/kernel/debug/tracing % sudo su -c "echo ext4* &gt; set_ftrace_filter"</text:span></text:p>
            <text:p><text:span text:style-name="T9">acelan@acelan-nb /sys/kernel/debug/tracing % cat set_ftrace_filter | wc -l</text:span></text:p>
            <text:p><text:span text:style-name="T9">346</text:span></text:p>
            <text:p><text:span text:style-name="T9">acelan@acelan-nb /sys/kernel/debug/tracing % cat set_ftrace_filter | head -n 5</text:span></text:p>
            <text:p><text:span text:style-name="T9">ext4_get_group_no_and_offset</text:span></text:p>
            <text:p><text:span text:style-name="T9">ext4_bg_has_super</text:span></text:p>
            <text:p><text:span text:style-name="T9">ext4_bg_num_gdb</text:span></text:p>
            <text:p><text:span text:style-name="T9">ext4_new_meta_blocks</text:span></text:p>
            <text:p><text:span text:style-name="T9">ext4_has_free_blocks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8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Ftrace Filter (cont.)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5" draw:text-style-name="P8" draw:layer="layout" svg:width="27.855cm" svg:height="12.8cm" svg:x="0.046cm" svg:y="5.2cm">
          <draw:text-box>
            <text:p><text:span text:style-name="T10">acelan@acelan-nb /sys/kernel/debug/tracing % sudo su -c "echo function &gt; current_tracer"</text:span></text:p>
            <text:p><text:span text:style-name="T10">acelan@acelan-nb /sys/kernel/debug/tracing % cat trace | head -n 15</text:span></text:p>
            <text:p><text:span text:style-name="T10"># tracer: function</text:span></text:p>
            <text:p><text:span text:style-name="T10">#</text:span></text:p>
            <text:p><text:span text:style-name="T10"># <text:s text:c="10"/>TASK-PID <text:s text:c="3"/>CPU# <text:s text:c="3"/>TIMESTAMP <text:s/>FUNCTION</text:span></text:p>
            <text:p><text:span text:style-name="T10"># <text:s text:c="13"/>| | <text:s text:c="6"/>| <text:s text:c="9"/>| <text:s text:c="8"/>|</text:span></text:p>
            <text:p><text:span text:style-name="T10"><text:s/></text:span><text:span text:style-name="T10">nepomukservices-3920 <text:s/>[000] 18446732636.142310: ext4_check_dir_entry &lt;-htree_dirblock_to_tree</text:span></text:p>
            <text:p><text:span text:style-name="T10"><text:s/></text:span><text:span text:style-name="T10">nepomukservices-3920 <text:s/>[000] 18446732636.142311: ext4_rec_len_from_disk &lt;-ext4_check_dir_entry</text:span></text:p>
            <text:p><text:span text:style-name="T10"><text:s/></text:span><text:span text:style-name="T10">nepomukservices-3920 <text:s/>[000] 18446732636.142312: ext4fs_dirhash &lt;-htree_dirblock_to_tree</text:span></text:p>
            <text:p><text:span text:style-name="T10"><text:s/></text:span><text:span text:style-name="T10">nepomukservices-3920 <text:s/>[000] 18446732636.142312: ext4_htree_store_dirent &lt;-htree_dirblock_to_tree</text:span></text:p>
            <text:p><text:span text:style-name="T10"><text:s/></text:span><text:span text:style-name="T10">nepomukservices-3920 <text:s/>[000] 18446732636.142313: ext4_check_dir_entry &lt;-htree_dirblock_to_tree</text:span></text:p>
            <text:p><text:span text:style-name="T10"><text:s/></text:span><text:span text:style-name="T10">nepomukservices-3920 <text:s/>[000] 18446732636.142314: ext4_rec_len_from_disk &lt;-ext4_check_dir_entry</text:span></text:p>
            <text:p><text:span text:style-name="T10"><text:s/></text:span><text:span text:style-name="T10">nepomukservices-3920 <text:s/>[000] 18446732636.142314: ext4fs_dirhash &lt;-htree_dirblock_to_tree</text:span></text:p>
            <text:p><text:span text:style-name="T10"><text:s/></text:span><text:span text:style-name="T10">nepomukservices-3920 <text:s/>[000] 18446732636.142315: ext4_htree_store_dirent &lt;-htree_dirblock_to_tree</text:span></text:p>
            <text:p><text:span text:style-name="T10"><text:s/></text:span><text:span text:style-name="T10">nepomukservices-3920 <text:s/>[000] 18446732636.142316: ext4_check_dir_entry &lt;-htree_dirblock_to_tree</text:span></text:p>
            <text:p><text:span text:style-name="T10"><text:s/></text:span><text:span text:style-name="T10">nepomukservices-3920 <text:s/>[000] 18446732636.142316: ext4_rec_len_from_disk &lt;-ext4_check_dir_entry</text:span></text:p>
            <text:p><text:span text:style-name="T10"><text:s/></text:span><text:span text:style-name="T10">nepomukservices-3920 <text:s/>[000] 18446732636.142317: ext4fs_dirhash &lt;-htree_dirblock_to_tree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9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Acceptable Globs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value*</text:p>
                <text:list>
                  <text:list-item>
                    <text:p>Select all functions that begin with ”value”</text:p>
                  </text:list-item>
                </text:list>
              </text:list-item>
              <text:list-item>
                <text:p>*value*</text:p>
                <text:list>
                  <text:list-item>
                    <text:p>Select all functions that contain the text ”value”</text:p>
                  </text:list-item>
                </text:list>
              </text:list-item>
              <text:list-item>
                <text:p>*value</text:p>
                <text:list>
                  <text:list-item>
                    <text:p>Select all functions that end with ”value”</text:p>
                    <text:p/>
                  </text:list-item>
                </text:list>
              </text:list-item>
              <text:list-item>
                <text:p>set_ftrace_notrace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0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Filter Modules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6" draw:text-style-name="P7" draw:layer="layout" svg:width="27.329cm" svg:height="13cm" svg:x="0.272cm" svg:y="5.5cm">
          <draw:text-box>
            <text:p><text:span text:style-name="T9">acelan@acelan-nb /sys/kernel/debug/tracing % sudo su -c "echo :mod:nvidia &gt; set_ftrace_filter"</text:span></text:p>
            <text:p><text:span text:style-name="T9">acelan@acelan-nb /sys/kernel/debug/tracing % cat set_ftrace_filter | head -n 10</text:span></text:p>
            <text:p><text:span text:style-name="T9">__nv_setup_pat_entries</text:span></text:p>
            <text:p><text:span text:style-name="T9">__nv_restore_pat_entries</text:span></text:p>
            <text:p><text:span text:style-name="T9">nv_verify_page_mappings</text:span></text:p>
            <text:p><text:span text:style-name="T9">nv_set_dma_address_size</text:span></text:p>
            <text:p><text:span text:style-name="T9">nv_guest_pfn_list</text:span></text:p>
            <text:p><text:span text:style-name="T9">nv_dma_to_mmap_token</text:span></text:p>
            <text:p><text:span text:style-name="T9">nv_unlock_rm</text:span></text:p>
            <text:p><text:span text:style-name="T9">nv_no_incoherent_mappings</text:span></text:p>
            <text:p><text:span text:style-name="T9">nv_get_adapter_state</text:span></text:p>
            <text:p><text:span text:style-name="T9">nv_get_smu_state</text:span></text:p>
            <text:p><text:span text:style-name="T9">acelan@acelan-nb /sys/kernel/debug/tracing % cat set_ftrace_filter | wc -l</text:span></text:p>
            <text:p><text:span text:style-name="T9">168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1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Filter Modules (cont.)</text:p>
          </draw:text-box>
        </draw:frame>
        <draw:frame presentation:style-name="pr5" draw:layer="layout" svg:width="25.244cm" svg:height="13.86cm" svg:x="1.488cm" svg:y="5.112cm" presentation:class="outline" presentation:placeholder="true" presentation:user-transformed="true">
          <draw:text-box/>
        </draw:frame>
        <draw:frame draw:style-name="gr3" draw:text-style-name="P6" draw:layer="layout" svg:width="26.949cm" svg:height="13.205cm" svg:x="0.501cm" svg:y="4.831cm">
          <draw:text-box>
            <text:p><text:span text:style-name="T8">acelan@acelan-nb /sys/kernel/debug/tracing % sudo su -c "echo function &gt; current_tracer"</text:span></text:p>
            <text:p><text:span text:style-name="T8">acelan@acelan-nb /sys/kernel/debug/tracing % cat trace | head -n 15</text:span></text:p>
            <text:p><text:span text:style-name="T8"># tracer: function</text:span></text:p>
            <text:p><text:span text:style-name="T8">#</text:span></text:p>
            <text:p><text:span text:style-name="T8"># <text:s text:c="10"/>TASK-PID <text:s text:c="3"/>CPU# <text:s text:c="3"/>TIMESTAMP <text:s/>FUNCTION</text:span></text:p>
            <text:p><text:span text:style-name="T8"># <text:s text:c="13"/>| | <text:s text:c="6"/>| <text:s text:c="9"/>| <text:s text:c="8"/>|</text:span></text:p>
            <text:p><text:span text:style-name="T8"><text:s text:c="12"/></text:span><text:span text:style-name="T8">Xorg-1300 <text:s/>[001] 18446733467.812990: os_memcpy_to_user &lt;-_nv006635rm</text:span></text:p>
            <text:p><text:span text:style-name="T8"><text:s text:c="12"/></text:span><text:span text:style-name="T8">Xorg-1300 <text:s/>[001] 18446733467.812991: os_free_mem &lt;-_nv006612rm</text:span></text:p>
            <text:p><text:span text:style-name="T8"><text:s text:c="12"/></text:span><text:span text:style-name="T8">Xorg-1300 <text:s/>[001] 18446733467.812991: os_release_sema &lt;-_nv006510rm</text:span></text:p>
            <text:p><text:span text:style-name="T8"><text:s text:c="12"/></text:span><text:span text:style-name="T8">Xorg-1300 <text:s/>[001] 18446733467.812992: nv_verify_pci_config &lt;-rm_set_interrupts</text:span></text:p>
            <text:p><text:span text:style-name="T8"><text:s text:c="12"/></text:span><text:span text:style-name="T8">Xorg-1300 <text:s/>[001] 18446733467.812997: os_acquire_spinlock &lt;-_nv006653rm</text:span></text:p>
            <text:p><text:span text:style-name="T8"><text:s text:c="12"/></text:span><text:span text:style-name="T8">Xorg-1300 <text:s/>[001] 18446733467.812997: os_release_spinlock &lt;-_nv006509rm</text:span></text:p>
            <text:p><text:span text:style-name="T8"><text:s text:c="12"/></text:span><text:span text:style-name="T8">Xorg-1300 <text:s/>[001] 18446733467.812999: nv_kern_unlocked_ioctl &lt;-vfs_ioctl</text:span></text:p>
            <text:p><text:span text:style-name="T8"><text:s text:c="12"/></text:span><text:span text:style-name="T8">Xorg-1300 <text:s/>[001] 18446733467.812999: nv_kern_ioctl &lt;-nv_kern_unlocked_ioctl</text:span></text:p>
            <text:p><text:span text:style-name="T8"><text:s text:c="12"/></text:span><text:span text:style-name="T8">Xorg-1300 <text:s/>[001] 18446733467.812999: nv_printf &lt;-nv_kern_ioctl</text:span></text:p>
            <text:p><text:span text:style-name="T8"><text:s text:c="12"/></text:span><text:span text:style-name="T8">Xorg-1300 <text:s/>[001] 18446733467.813000: nv_check_pci_config_space &lt;-nv_kern_ioctl</text:span></text:p>
            <text:p><text:span text:style-name="T8"><text:s text:c="12"/></text:span><text:span text:style-name="T8">Xorg-1300 <text:s/>[001] 18446733467.813000: os_get_current_time &lt;-_nv006601rm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2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Function Graph Tracer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7" draw:text-style-name="P7" draw:layer="layout" svg:width="27.887cm" svg:height="15.5cm" svg:x="0.001cm" svg:y="4.4cm">
          <draw:text-box>
            <text:p><text:span text:style-name="T9">acelan@acelan-nb /sys/kernel/debug/tracing % sudo su -c "echo function_graph &gt; current_tracer"</text:span></text:p>
            <text:p><text:span text:style-name="T9">acelan@acelan-nb /sys/kernel/debug/tracing % cat trace | head -n 15</text:span></text:p>
            <text:p><text:span text:style-name="T9"># tracer: function_graph</text:span></text:p>
            <text:p><text:span text:style-name="T9">#</text:span></text:p>
            <text:p><text:span text:style-name="T9"># CPU <text:s/>DURATION <text:s text:c="17"/>FUNCTION CALLS</text:span></text:p>
            <text:p><text:span text:style-name="T9"># | <text:s text:c="4"/>| <text:s text:c="2"/>| <text:s text:c="20"/>| <text:s text:c="2"/>| <text:s text:c="2"/>| <text:s text:c="2"/>|</text:span></text:p>
            <text:p><text:span text:style-name="T9"><text:s/></text:span><text:span text:style-name="T9">1) <text:s text:c="2"/>1.295 us <text:s text:c="3"/>| <text:s text:c="7"/>}</text:span></text:p>
            <text:p><text:span text:style-name="T9"><text:s/></text:span><text:span text:style-name="T9">1) <text:s text:c="2"/>3.100 us <text:s text:c="3"/>| <text:s text:c="5"/>}</text:span></text:p>
            <text:p><text:span text:style-name="T9"><text:s/></text:span><text:span text:style-name="T9">1) <text:s text:c="20"/>| <text:s text:c="5"/>pick_next_task_fair() {</text:span></text:p>
            <text:p><text:span text:style-name="T9"><text:s/></text:span><text:span text:style-name="T9">1) <text:s text:c="20"/>| <text:s text:c="7"/>set_next_entity() {</text:span></text:p>
            <text:p><text:span text:style-name="T9"><text:s/></text:span><text:span text:style-name="T9">1) <text:s text:c="2"/>0.432 us <text:s text:c="3"/>| <text:s text:c="9"/>update_stats_wait_end();</text:span></text:p>
            <text:p><text:span text:style-name="T9"><text:s/></text:span><text:span text:style-name="T9">1) <text:s text:c="2"/>0.443 us <text:s text:c="3"/>| <text:s text:c="9"/>__dequeue_entity();</text:span></text:p>
            <text:p><text:span text:style-name="T9"><text:s/></text:span><text:span text:style-name="T9">1) <text:s text:c="2"/>2.135 us <text:s text:c="3"/>| <text:s text:c="7"/>}</text:span></text:p>
            <text:p><text:span text:style-name="T9"><text:s/></text:span><text:span text:style-name="T9">1) <text:s text:c="2"/>0.425 us <text:s text:c="3"/>| <text:s text:c="7"/>hrtick_start_fair();</text:span></text:p>
            <text:p><text:span text:style-name="T9"><text:s/></text:span><text:span text:style-name="T9">1) <text:s text:c="2"/>3.885 us <text:s text:c="3"/>| <text:s text:c="5"/>}</text:span></text:p>
            <text:p><text:span text:style-name="T9"><text:s/></text:span><text:span text:style-name="T9">1) + 10.265 us | <text:s text:c="3"/>}</text:span></text:p>
            <text:p><text:span text:style-name="T9"><text:s/></text:span><text:span text:style-name="T9">1) + 14.835 us | <text:s/>}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3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Function Graph Tracer (cont.)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8" draw:text-style-name="P8" draw:layer="layout" svg:width="27.887cm" svg:height="16.153cm" svg:x="0.014cm" svg:y="4cm">
          <draw:text-box>
            <text:p><text:span text:style-name="T10">acelan@acelan-nb /sys/kernel/debug/tracing % sudo su -c "echo function_graph &gt; current_tracer"</text:span></text:p>
            <text:p><text:span text:style-name="T10">acelan@acelan-nb /sys/kernel/debug/tracing % sudo su -c "echo sys_read &gt; set_graph_function"</text:span></text:p>
            <text:p><text:span text:style-name="T10">acelan@acelan-nb /sys/kernel/debug/tracing % cat trace | head -n 20</text:span></text:p>
            <text:p><text:span text:style-name="T10"># tracer: function_graph</text:span></text:p>
            <text:p><text:span text:style-name="T10">#</text:span></text:p>
            <text:p><text:span text:style-name="T10"># CPU <text:s/>DURATION <text:s text:c="17"/>FUNCTION CALLS</text:span></text:p>
            <text:p><text:span text:style-name="T10"># | <text:s text:c="4"/>| <text:s text:c="2"/>| <text:s text:c="20"/>| <text:s text:c="2"/>| <text:s text:c="2"/>| <text:s text:c="2"/>|</text:span></text:p>
            <text:p><text:span text:style-name="T10"><text:s/></text:span><text:span text:style-name="T10">1) <text:s text:c="2"/>0.767 us <text:s text:c="5"/>| <text:s text:c="7"/>}</text:span></text:p>
            <text:p><text:span text:style-name="T10"><text:s/></text:span><text:span text:style-name="T10">1) <text:s text:c="2"/>0.798 us <text:s text:c="5"/>| <text:s text:c="7"/>_spin_lock_irq();</text:span></text:p>
            <text:p><text:span text:style-name="T10"><text:s/></text:span><text:span text:style-name="T10">1) + 14.276 us <text:s text:c="2"/>| <text:s text:c="5"/>}</text:span></text:p>
            <text:p><text:span text:style-name="T10"><text:s/></text:span><text:span text:style-name="T10">1) <text:s text:c="2"/>0.929 us <text:s text:c="5"/>| <text:s text:c="5"/>inotify_inode_queue_event();</text:span></text:p>
            <text:p><text:span text:style-name="T10"><text:s/></text:span><text:span text:style-name="T10">1) <text:s text:c="2"/>0.773 us <text:s text:c="5"/>| <text:s text:c="5"/>__fsnotify_parent();</text:span></text:p>
            <text:p><text:span text:style-name="T10"><text:s/></text:span><text:span text:style-name="T10">1) <text:s text:c="2"/>0.791 us <text:s text:c="5"/>| <text:s text:c="5"/>inotify_dentry_parent_queue_event();</text:span></text:p>
            <text:p><text:span text:style-name="T10"><text:s/></text:span><text:span text:style-name="T10">1) <text:s text:c="2"/>0.827 us <text:s text:c="5"/>| <text:s text:c="5"/>fsnotify();</text:span></text:p>
            <text:p><text:span text:style-name="T10"><text:s/></text:span><text:span text:style-name="T10">1) + 28.812 us <text:s text:c="2"/>| <text:s text:c="3"/>}</text:span></text:p>
            <text:p><text:span text:style-name="T10"><text:s/></text:span><text:span text:style-name="T10">1) + 34.927 us <text:s text:c="2"/>| <text:s/>}</text:span></text:p>
            <text:p><text:span text:style-name="T10"><text:s/></text:span><text:span text:style-name="T10">1) <text:s text:c="22"/>| <text:s/>sys_read() {</text:span></text:p>
            <text:p><text:span text:style-name="T10"><text:s/></text:span><text:span text:style-name="T10">1) <text:s text:c="2"/>0.713 us <text:s text:c="5"/>| <text:s text:c="3"/>fget_light();</text:span></text:p>
            <text:p><text:span text:style-name="T10"><text:s/></text:span><text:span text:style-name="T10">1) <text:s text:c="22"/>| <text:s text:c="3"/>vfs_read() {</text:span></text:p>
            <text:p><text:span text:style-name="T10"><text:s/></text:span><text:span text:style-name="T10">1) <text:s text:c="22"/>| <text:s text:c="5"/>rw_verify_area() {</text:span></text:p>
            <text:p><text:span text:style-name="T10"><text:s/></text:span><text:span text:style-name="T10">1) <text:s text:c="22"/>| <text:s text:c="7"/>security_file_permission() {</text:span></text:p>
            <text:p><text:span text:style-name="T10"><text:s/></text:span><text:span text:style-name="T10">1) <text:s text:c="2"/>0.762 us <text:s text:c="5"/>| <text:s text:c="9"/>apparmor_file_permission();</text:span></text:p>
            <text:p><text:span text:style-name="T10"><text:s/></text:span><text:span text:style-name="T10">1) <text:s text:c="2"/>2.284 us <text:s text:c="5"/>| <text:s text:c="7"/>}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4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Tracing a Process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9" draw:text-style-name="P5" draw:layer="layout" svg:width="25.5cm" svg:height="12.443cm" svg:x="1cm" svg:y="4.779cm">
          <draw:text-box>
            <text:p><text:span text:style-name="T4">acelan@acelan-nb ~ % cat ~/bin/ftrace-me</text:span></text:p>
            <text:p><text:span text:style-name="T4">#!/bin/sh</text:span></text:p>
            <text:p><text:span text:style-name="T4">DEBUGFS=`grep debugfs /proc/mounts | awk '{ print $2; }'`</text:span></text:p>
            <text:p><text:span text:style-name="T4">sudo su -c " <text:s text:c="51"/>\</text:span></text:p>
            <text:p><text:span text:style-name="T4"><text:s text:c="8"/></text:span><text:span text:style-name="T4">echo 0 &gt; $DEBUGFS/tracing/tracing_on; <text:s text:c="18"/>\</text:span></text:p>
            <text:p><text:span text:style-name="T4"><text:s text:c="8"/></text:span><text:span text:style-name="T4">echo $$ &gt; $DEBUGFS/tracing/set_ftrace_pid; <text:s text:c="13"/>\</text:span></text:p>
            <text:p><text:span text:style-name="T4"><text:s text:c="8"/></text:span><text:span text:style-name="T4">echo function_graph &gt; $DEBUGFS/tracing/current_tracer; <text:s/>\</text:span></text:p>
            <text:p><text:span text:style-name="T4"><text:s text:c="8"/></text:span><text:span text:style-name="T4">echo 1 &gt; $DEBUGFS/tracing/tracing_on"</text:span></text:p>
            <text:p><text:span text:style-name="T4">exec $*</text:span></text:p>
            <text:p><text:span text:style-name="T4">sudo su -c "\</text:span></text:p>
            <text:p><text:span text:style-name="T4"><text:s text:c="8"/></text:span><text:span text:style-name="T4">echo -1 &gt; $DEBUGFS/tracing/set_ftrace_pid; <text:s text:c="13"/>\</text:span></text:p>
            <text:p><text:span text:style-name="T4"><text:s text:c="8"/></text:span><text:span text:style-name="T4">echo 0 &gt; $DEBUGFS/tracing/tracing_on"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5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Who Call Me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standard" draw:text-style-name="P7" draw:layer="layout" svg:width="27.646cm" svg:height="14.65cm" svg:x="0.2cm" svg:y="4.897cm">
          <draw:text-box>
            <text:p><text:span text:style-name="T9">acelan@acelan-nb /sys/kernel/debug/tracing % sudo su -c "echo kfree &gt; set_ftrace_filter"</text:span></text:p>
            <text:p><text:span text:style-name="T9">acelan@acelan-nb /sys/kernel/debug/tracing % cat set_ftrace_filter</text:span></text:p>
            <text:p><text:span text:style-name="T9">kfree</text:span></text:p>
            <text:p><text:span text:style-name="T9">acelan@acelan-nb /sys/kernel/debug/tracing % sudo su -c "echo function &gt; current_tracer"</text:span></text:p>
            <text:p><text:span text:style-name="T9">acelan@acelan-nb /sys/kernel/debug/tracing % sudo su -c "echo 1 &gt; options/func_stack_trace"</text:span></text:p>
            <text:p><text:span text:style-name="T9">acelan@acelan-nb /sys/kernel/debug/tracing % cat trace | tail -5</text:span></text:p>
            <text:p><text:span text:style-name="T9"><text:s/></text:span><text:span text:style-name="T9">=&gt; __fput</text:span></text:p>
            <text:p><text:span text:style-name="T9"><text:s/></text:span><text:span text:style-name="T9">=&gt; fput</text:span></text:p>
            <text:p><text:span text:style-name="T9"><text:s/></text:span><text:span text:style-name="T9">=&gt; remove_vma</text:span></text:p>
            <text:p><text:span text:style-name="T9"><text:s/></text:span><text:span text:style-name="T9">=&gt; do_munmap</text:span></text:p>
            <text:p><text:span text:style-name="T9"><text:s/></text:span><text:span text:style-name="T9">=&gt; sys_munmap</text:span></text:p>
            <text:p><text:span text:style-name="T9">acelan@acelan-nb /sys/kernel/debug/tracing % sudo su -c "echo 0 &gt; options/func_stack_trace"</text:span></text:p>
            <text:p><text:span text:style-name="T9">acelan@acelan-nb /sys/kernel/debug/tracing % sudo su -c "echo &gt; set_ftrace_filter"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6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Profiling</text:p>
          </draw:text-box>
        </draw:frame>
        <draw:frame presentation:style-name="pr5" draw:layer="layout" svg:width="25.244cm" svg:height="13.86cm" svg:x="1.488cm" svg:y="5.112cm" presentation:class="outline" presentation:placeholder="true" presentation:user-transformed="true">
          <draw:text-box/>
        </draw:frame>
        <draw:frame draw:style-name="gr9" draw:text-style-name="P6" draw:layer="layout" svg:width="27.646cm" svg:height="12cm" svg:x="0.354cm" svg:y="5cm">
          <draw:text-box>
            <text:p><text:span text:style-name="T8">% ftrace-profile-start ; glxgears ; ftrace-profile-stop ; ftrace-profile-show</text:span></text:p>
            <text:p><text:span text:style-name="T8"/></text:p>
            <text:p><text:span text:style-name="T8">Function <text:s text:c="46"/>Hit <text:s text:c="13"/>Time <text:s text:c="18"/>Avg <text:s text:c="15"/>s^2</text:span></text:p>
            <text:p><text:span text:style-name="T8"><text:s text:c="2"/></text:span><text:span text:style-name="T8">-------- <text:s text:c="49"/>--- <text:s text:c="15"/>---- <text:s text:c="21"/>--- <text:s text:c="17"/>---</text:span></text:p>
            <text:p><text:span text:style-name="T8"><text:s text:c="2"/></text:span><text:span text:style-name="T8">schedule <text:s text:c="39"/>828534 <text:s text:c="3"/>2173687847 us <text:s text:c="4"/>2623.534 us <text:s text:c="4"/>7078477 us </text:span></text:p>
            <text:p><text:span text:style-name="T8"><text:s text:c="2"/></text:span><text:span text:style-name="T8">poll_schedule_timeout <text:s text:c="18"/>15041 <text:s text:c="4"/>1302409789 us <text:s text:c="5"/>86590.63 us <text:s text:c="4"/>1008220721 us </text:span></text:p>
            <text:p><text:span text:style-name="T8"><text:s text:c="2"/></text:span><text:span text:style-name="T8">schedule_hrtimeout_range <text:s text:c="11"/>14302 <text:s text:c="4"/>1302401763 us <text:s text:c="5"/>91064.31 us <text:s text:c="4"/>652853437 us </text:span></text:p>
            <text:p><text:span text:style-name="T8"><text:s text:c="2"/></text:span><text:span text:style-name="T8">schedule_hrtimeout_range_clock <text:s/>14302 <text:s text:c="4"/>1302394389 us <text:s text:c="5"/>91063.79 us <text:s text:c="4"/>652848119 us </text:span></text:p>
            <text:p><text:span text:style-name="T8"><text:s text:c="2"/></text:span><text:span text:style-name="T8">do_sys_poll <text:s text:c="34"/>75715 <text:s text:c="4"/>1093922622 us <text:s text:c="5"/>14447.89 us <text:s text:c="4"/>42298810 us </text:span></text:p>
            <text:p><text:span text:style-name="T8"><text:s text:c="2"/></text:span><text:span text:style-name="T8">do_poll <text:s text:c="42"/>75715 <text:s text:c="4"/>1093584384 us <text:s text:c="5"/>14443.43 us <text:s text:c="4"/>41936081 us </text:span></text:p>
            <text:p><text:span text:style-name="T8"><text:s text:c="2"/></text:span><text:span text:style-name="T8">sys_poll <text:s text:c="40"/>71422 <text:s text:c="4"/>1049426185 us <text:s text:c="5"/>14693.31 us <text:s text:c="4"/>249829857 us </text:span></text:p>
            <text:p><text:span text:style-name="T8"><text:s text:c="2"/></text:span><text:span text:style-name="T8">do_futex <text:s text:c="39"/>21573 <text:s text:c="5"/>422689363 us <text:s text:c="6"/>19593.44 us <text:s text:c="4"/>560913037 us </text:span></text:p>
            <text:p><text:span text:style-name="T8"><text:s text:c="2"/></text:span><text:span text:style-name="T8">sys_futex <text:s text:c="38"/>21402 <text:s text:c="4"/>422658024 us <text:s text:c="6"/>19748.52 us <text:s text:c="4"/>562409971 us </text:span></text:p>
            <text:p><text:span text:style-name="T8"><text:s text:c="2"/></text:span><text:span text:style-name="T8">futex_wait <text:s text:c="37"/>10703 <text:s text:c="4"/>422619103 us <text:s text:c="6"/>39486.04 us <text:s text:c="4"/>345154920 us 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7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Dump on OOPS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Dumps the trace to the console on oops or panic or NMI lockup detection</text:p>
              </text:list-item>
              <text:list-item>
                <text:p>echo 1 &gt; /proc/sys/kernel/ftrace_dump_on_oops</text:p>
              </text:list-item>
              <text:list-item>
                <text:p>Kernel command line “<text:span text:style-name="T11">ftrace_dump_on_oops</text:span>”</text:p>
              </text:list-item>
              <text:list-item>
                <text:p>Dump to console via “<text:span text:style-name="T11">sysrq-z</text:span>”</text:p>
                <text:p/>
              </text:list-item>
              <text:list-item>
                <text:p>echo 50 &gt; /sys/kernel/debug/tracing/buffer_size_kb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8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 presentation:user-transformed="true">
          <draw:text-box>
            <text:p>trace-cmd<text:tab/>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Ubuntu Maverick</text:p>
              </text:list-item>
              <text:list-item>
                <text:p><text:span text:style-name="T12">git://git.kernel.org/pub/scm/linux/kernel/git/rostedt/trace-cmd.git</text:span></text:p>
              </text:list-item>
            </text:list>
          </draw:text-box>
        </draw:frame>
        <draw:frame draw:style-name="gr10" draw:text-style-name="P6" draw:layer="layout" svg:width="27.646cm" svg:height="10.157cm" svg:x="0.254cm" svg:y="9.122cm">
          <draw:text-box>
            <text:p><text:span text:style-name="T8">acelan@acelan-nb ~ % trace-cmd</text:span></text:p>
            <text:p><text:span text:style-name="T8"/></text:p>
            <text:p><text:span text:style-name="T8"><text:s text:c="2"/></text:span><text:span text:style-name="T8">commands:</text:span></text:p>
            <text:p><text:span text:style-name="T8"><text:s text:c="5"/></text:span><text:span text:style-name="T8">record - record a trace into a trace.dat file</text:span></text:p>
            <text:p><text:span text:style-name="T8"><text:s text:c="5"/></text:span><text:span text:style-name="T8">start - start tracing without recording into a file</text:span></text:p>
            <text:p><text:span text:style-name="T8"><text:s text:c="5"/></text:span><text:span text:style-name="T8">extract - extract a trace from the kernel</text:span></text:p>
            <text:p><text:span text:style-name="T8"><text:s text:c="5"/></text:span><text:span text:style-name="T8">stop - stop the kernel from recording trace data</text:span></text:p>
            <text:p><text:span text:style-name="T8"><text:s text:c="5"/></text:span><text:span text:style-name="T8">reset - disable all kernel tracing and clear the trace buffers</text:span></text:p>
            <text:p><text:span text:style-name="T8"><text:s text:c="5"/></text:span><text:span text:style-name="T8">report - read out the trace stored in a trace.dat file</text:span></text:p>
            <text:p><text:span text:style-name="T8"><text:s text:c="5"/></text:span><text:span text:style-name="T8">split - parse a trace.dat file into smaller file(s)</text:span></text:p>
            <text:p><text:span text:style-name="T8"><text:s text:c="5"/></text:span><text:span text:style-name="T8">listen - listen on a network socket for trace clients</text:span></text:p>
            <text:p><text:span text:style-name="T8"><text:s text:c="5"/></text:span><text:span text:style-name="T8">list - list the available events, plugins or options</text:span></text:p>
            <text:p><text:span text:style-name="T8"><text:s/>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9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 presentation:user-transformed="true">
          <draw:text-box>
            <text:p>trace-cmd record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header>
                <text:p/>
                <text:p/>
                <text:p/>
                <text:p/>
                <text:p><text:span text:style-name="T10"/></text:p>
              </text:list-header>
              <text:list-item>
                <text:p>-o : output filename</text:p>
              </text:list-item>
              <text:list-item>
                <text:p>-e : event</text:p>
              </text:list-item>
              <text:list-item>
                <text:p>-p : plugin(tracer)</text:p>
              </text:list-item>
            </text:list>
          </draw:text-box>
        </draw:frame>
        <draw:frame draw:style-name="gr11" draw:text-style-name="P6" draw:layer="layout" svg:width="27.646cm" svg:height="7.3cm" svg:x="0.254cm" svg:y="5.5cm">
          <draw:text-box>
            <text:p><text:span text:style-name="T8">acelan@acelan-nb ~ % sudo trace-cmd record -o sched.dat -e sched glxgears</text:span></text:p>
            <text:p><text:span text:style-name="T8"/></text:p>
            <text:p><text:span text:style-name="T8">acelan@acelan-nb ~ % sudo trace-cmd record -o func.dat -p function glxgears</text:span></text:p>
            <text:p><text:span text:style-name="T8"/></text:p>
            <text:p><text:span text:style-name="T8">acelan@acelan-nb ~ % sudo trace-cmd record -o fgraph.dat -p function_graph glxgears</text:span></text:p>
            <text:p><text:span text:style-name="T8"/></text:p>
            <text:p><text:span text:style-name="T8">acelan@acelan-nb ~ % sudo trace-cmd record -o fgraph-events.dat -p function_graph -e sched glxgears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20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 presentation:user-transformed="true">
          <draw:text-box>
            <text:p>trace-cmd record(cont.)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-O : option</text:p>
              </text:list-item>
              <text:list-item>
                <text:p>-g : same as echoing into set_graph_function</text:p>
              </text:list-item>
              <text:list-item>
                <text:p>-l : same as echoing into set_ftrace_filter</text:p>
              </text:list-item>
              <text:list-item>
                <text:p>-n : same as echoing into set_ftrace_notrace</text:p>
              </text:list-item>
            </text:list>
          </draw:text-box>
        </draw:frame>
        <draw:frame draw:style-name="gr12" draw:text-style-name="P6" draw:layer="layout" svg:width="27.646cm" svg:height="6.5cm" svg:x="0cm" svg:y="5cm">
          <draw:text-box>
            <text:p><text:span text:style-name="T8">acelan@acelan-nb ~ % sudo trace-cmd record -p function_graph -O nograph_time</text:span></text:p>
            <text:p><text:span text:style-name="T8"/></text:p>
            <text:p><text:span text:style-name="T8">acelan@acelan-nb ~ % sudo trace-cmd record -p function_graph -g sys_read</text:span></text:p>
            <text:p><text:span text:style-name="T8"/></text:p>
            <text:p><text:span text:style-name="T8">acelan@acelan-nb ~ % sudo trace-cmd record -p function_graph -l do_IRQ -l timer_interrupt</text:span></text:p>
            <text:p><text:span text:style-name="T8"/></text:p>
            <text:p><text:span text:style-name="T8">acelan@acelan-nb ~ % sudo trace-cmd record -p function_graph -n '*lock*'</text:span></text:p>
            <text:p><text:span text:style-name="T8"/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21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 presentation:user-transformed="true">
          <draw:text-box>
            <text:p>trace-cmd report</text:p>
          </draw:text-box>
        </draw:frame>
        <draw:frame presentation:style-name="pr5" draw:layer="layout" svg:width="25.244cm" svg:height="13.86cm" svg:x="1.488cm" svg:y="5.112cm" presentation:class="outline" presentation:placeholder="true">
          <draw:text-box/>
        </draw:frame>
        <draw:frame draw:style-name="gr12" draw:text-style-name="P6" draw:layer="layout" svg:width="27.646cm" svg:height="11.681cm" svg:x="0cm" svg:y="5.3cm">
          <draw:text-box>
            <text:p><text:span text:style-name="T8">acelan@acelan-nb ~ % trace-cmd report -i func.dat | head</text:span></text:p>
            <text:p><text:span text:style-name="T8">acelan@acelan-nb ~ % trace-cmd report | head</text:span></text:p>
            <text:p><text:span text:style-name="T8">version = 6</text:span></text:p>
            <text:p><text:span text:style-name="T8">cpus=2</text:span></text:p>
            <text:p><text:span text:style-name="T8">CPU:1 [338 EVENTS DROPPED]</text:span></text:p>
            <text:p><text:span text:style-name="T8"><text:s text:c="11"/></text:span><text:span text:style-name="T8">&lt;...&gt;-33 <text:s text:c="3"/>[001] <text:s/>3128.367738: funcgraph_exit: <text:s text:c="8"/>0.384 us <text:s text:c="2"/>| <text:s text:c="7"/>}</text:span></text:p>
            <text:p><text:span text:style-name="T8"><text:s text:c="11"/></text:span><text:span text:style-name="T8">&lt;...&gt;-33 <text:s text:c="3"/>[001] <text:s/>3128.367738: funcgraph_entry: <text:s text:c="7"/>0.378 us <text:s text:c="2"/>| <text:s text:c="7"/>put_page();</text:span></text:p>
            <text:p><text:span text:style-name="T8"><text:s text:c="11"/></text:span><text:span text:style-name="T8">&lt;...&gt;-33 <text:s text:c="3"/>[001] <text:s/>3128.367739: funcgraph_exit: <text:s text:c="8"/>6.788 us <text:s text:c="2"/>| <text:s text:c="5"/>}</text:span></text:p>
            <text:p><text:span text:style-name="T8"><text:s text:c="11"/></text:span><text:span text:style-name="T8">&lt;...&gt;-33 <text:s text:c="3"/>[001] <text:s/>3128.367739: funcgraph_entry: <text:s text:c="7"/>0.360 us <text:s text:c="2"/>| <text:s text:c="5"/>vma_prio_tree_next();</text:span></text:p>
            <text:p><text:span text:style-name="T8"><text:s text:c="11"/></text:span><text:span text:style-name="T8">&lt;...&gt;-33 <text:s text:c="3"/>[001] <text:s/>3128.367740: funcgraph_entry: <text:s text:c="18"/>| <text:s text:c="5"/>try_to_unmap_one() {</text:span></text:p>
            <text:p><text:span text:style-name="T8"><text:s text:c="11"/></text:span><text:span text:style-name="T8">&lt;...&gt;-33 <text:s text:c="3"/>[001] <text:s/>3128.367740: funcgraph_entry: <text:s text:c="18"/>| <text:s text:c="7"/>page_check_address() {</text:span></text:p>
            <text:p><text:span text:style-name="T8"><text:s text:c="11"/></text:span><text:span text:style-name="T8">&lt;...&gt;-33 <text:s text:c="3"/>[001] <text:s/>3128.367741: funcgraph_entry: <text:s text:c="7"/>0.378 us <text:s text:c="2"/>| <text:s text:c="9"/>_raw_spin_lock();</text:span></text:p>
            <text:p><text:span text:style-name="T8"/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22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1T1">
        <office:forms form:automatic-focus="false" form:apply-design-mode="false"/>
        <draw:frame presentation:style-name="pr4" draw:layer="layout" svg:width="25.197cm" svg:height="3.254cm" svg:x="1.401cm" svg:y="0.957cm" presentation:class="title">
          <draw:text-box>
            <text:p>Reference</text:p>
          </draw:text-box>
        </draw:frame>
        <draw:frame presentation:style-name="pr5" draw:layer="layout" svg:width="25.244cm" svg:height="13.86cm" svg:x="1.488cm" svg:y="5.112cm" presentation:class="outline">
          <draw:text-box>
            <text:list text:style-name="L3">
              <text:list-item>
                <text:p>Debugging the kernel using Ftrace – part 1</text:p>
                <text:list>
                  <text:list-item>
                    <text:p><text:a xlink:href="http://lwn.net/Articles/365835/">http://lwn.net/Articles/365835/</text:a></text:p>
                  </text:list-item>
                </text:list>
              </text:list-item>
              <text:list-item>
                <text:p>Debugging the kernel using Ftrace – part 2</text:p>
                <text:list>
                  <text:list-item>
                    <text:p><text:a xlink:href="http://lwn.net/Articles/366796/">http://lwn.net/Articles/366796/</text:a></text:p>
                  </text:list-item>
                </text:list>
              </text:list-item>
              <text:list-item>
                <text:p>Secrets of the Ftrace function tracer</text:p>
                <text:list>
                  <text:list-item>
                    <text:p><text:a xlink:href="http://lwn.net/Articles/370423/">http://lwn.net/Articles/370423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23" presentation:class="page"/>
          <draw:frame presentation:style-name="pr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9" draw:layer="layout" svg:width="25.197cm" svg:height="3.505cm" svg:x="1.401cm" svg:y="0.832cm" presentation:class="title" presentation:placeholder="true">
          <draw:text-box/>
        </draw:frame>
        <draw:frame presentation:style-name="pr5" draw:text-style-name="P10" draw:layer="layout" svg:width="25.244cm" svg:height="13.86cm" svg:x="1.488cm" svg:y="5.112cm" presentation:class="outline">
          <draw:text-box>
            <text:p text:style-name="P9"><text:span text:style-name="T13"><text:s text:c="14"/></text:span><text:span text:style-name="T14">Q/A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24" presentation:class="page"/>
          <draw:frame presentation:style-name="pr10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anonicalTemplateApril20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CanonicalTemplateApril2010-backgroundobjects" style:family="presentation">
      <style:graphic-properties draw:shadow="hidden" draw:shadow-offset-x="0.3cm" draw:shadow-offset-y="0.3cm" draw:shadow-color="#808080">
        <text:list-style style:name="CanonicalTemplateApril2010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CanonicalTemplateApril2010-notes" style:family="presentation">
      <style:graphic-properties draw:stroke="none" draw:fill="none">
        <text:list-style style:name="CanonicalTemplateApril20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TemplateApril201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CanonicalTemplateApril20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TemplateApril2010-outline2" style:family="presentation" style:parent-style-name="CanonicalTemplateApril2010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outline3" style:family="presentation" style:parent-style-name="CanonicalTemplateApril2010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outline4" style:family="presentation" style:parent-style-name="CanonicalTemplateApril2010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outline5" style:family="presentation" style:parent-style-name="CanonicalTemplateApril2010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outline6" style:family="presentation" style:parent-style-name="CanonicalTemplateApril2010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outline7" style:family="presentation" style:parent-style-name="CanonicalTemplateApril2010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outline8" style:family="presentation" style:parent-style-name="CanonicalTemplateApril2010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outline9" style:family="presentation" style:parent-style-name="CanonicalTemplateApril2010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anonicalTemplateApril2010-subtitle" style:family="presentation">
      <style:graphic-properties draw:stroke="none" draw:fill="none" draw:textarea-vertical-align="middle">
        <text:list-style style:name="CanonicalTemplateApril20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anonicalTemplateApril2010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CanonicalTemplateApril20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024cm" svg:height="5.673cm" svg:x="1cm" svg:y="2.576cm" draw:page-number="1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CanonicalTemplateApril2010" style:page-layout-name="PM1" draw:style-name="Mdp1">
      <office:forms form:automatic-focus="false" form:apply-design-mode="false"/>
      <draw:frame presentation:style-name="CanonicalTemplateApril2010-outline1" draw:layer="backgroundobjects" svg:width="25.593cm" svg:height="13.86cm" svg:x="1.197cm" svg:y="11.455cm" presentation:class="outline" presentation:placeholder="true">
        <draw:text-box/>
      </draw:frame>
      <draw:frame presentation:style-name="CanonicalTemplateApril2010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75cm" svg:x="0.059cm" svg:y="19.578cm">
          <draw:image xlink:href="Pictures/100000000000057B0000004A95DBC923.png" xlink:type="simple" xlink:show="embed" xlink:actuate="onLoad">
            <text:p/>
          </draw:image>
        </draw:frame>
        <draw:frame draw:style-name="Mgr3" draw:text-style-name="MP3" draw:layer="backgroundobjects" svg:width="27.999cm" svg:height="1.475cm" svg:x="-0.041cm" svg:y="19.578cm">
          <draw:image xlink:href="Pictures/100000000000057B0000004A95DBC923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CanonicalTemplateApril2010-title" draw:layer="backgroundobjects" svg:width="32.773cm" svg:height="34.701cm" svg:x="-32.774cm" svg:y="-32.769cm" presentation:class="page"/>
        <draw:frame presentation:style-name="CanonicalTemplateApril20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frame draw:style-name="Mgr3" draw:text-style-name="MP3" draw:layer="backgroundobjects" svg:width="27.999cm" svg:height="1.475cm" svg:x="0.158cm" svg:y="19.577cm">
          <draw:image xlink:href="Pictures/100000000000057B0000004A95DBC923.png" xlink:type="simple" xlink:show="embed" xlink:actuate="onLoad">
            <text:p/>
          </draw:image>
        </draw:frame>
        <draw:frame draw:style-name="Mgr3" draw:text-style-name="MP3" draw:layer="backgroundobjects" svg:width="27.999cm" svg:height="1.475cm" svg:x="0.058cm" svg:y="19.577cm">
          <draw:image xlink:href="Pictures/100000000000057B0000004A95DBC923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10.9cm" svg:height="1cm" svg:x="0.2cm" svg:y="19.9cm">
        <text:list text:style-name="ML1">
          <text:list-header>
            <text:p text:style-name="MP4"><text:span text:style-name="MT2"><text:page-number>&lt;編號&gt;</text:page-number></text:span><text:span text:style-name="MT2"> </text:span><text:span text:style-name="MT2">| China Linux Kernel Developer Conference 2010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editing-duration>PT584H08M28S</meta:editing-duration>
    <meta:generator>OpenOffice.org/3.2$Unix OpenOffice.org_project/320m19$Build-9505</meta:generator>
    <dc:date>2010-10-12T15:44:51</dc:date>
    <meta:editing-cycles>57</meta:editing-cycles>
    <meta:printed-by>Iain </meta:printed-by>
    <meta:print-date>2010-04-16T13:11:45</meta:print-date>
    <meta:document-statistic meta:object-count="137"/>
  </office:meta>
</office:document-meta>
</file>